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late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oracle-proxy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ofrep01-new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hq-postgres-13-services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kmime02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scan10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smtp03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checkmk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zabbix01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iam01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qvproc01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smtp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qvproc02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sb-mbs01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db01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sb-qv02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atlassiandb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cpt-hq-dhcp01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confluence01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cpt-hq-knime01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storage.hq.takealot.com</text:p>
          </table:table-cell>
          <table:table-cell office:value-type="string" calcext:value-type="string">
            <text:p><text:s/>22.04.</text:p>
          </table:table-cell>
        </table:table-row>
        <table:table-row table:style-name="ro1">
          <table:table-cell office:value-type="string" calcext:value-type="string">
            <text:p>cpt-hq-knime02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mrdproc02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cpt-hq-iam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fog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psql-payflex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hq-mysql-57-services-03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qvdb02-mrdfood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cpt-hq-graphite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hq-mysql-8-newsletter-integration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hq-mysql-8-supplier-product-management-service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ofrep01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cpt-hq-appstore.hq.takealot.com</text:p>
          </table:table-cell>
          <table:table-cell office:value-type="string" calcext:value-type="string">
            <text:p><text:s/>22.04.</text:p>
          </table:table-cell>
        </table:table-row>
        <table:table-row table:style-name="ro1">
          <table:table-cell office:value-type="string" calcext:value-type="string">
            <text:p>cpt-dc-dhcp03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jira01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cpt-dc-ns01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dc-dhcp01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dc-radius02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checkmk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fog01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dhcp03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smtp02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dc-ns03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dc1-scanprox02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hq-take2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db02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psql01.hq.takealot.com</text:p>
          </table:table-cell>
          <table:table-cell office:value-type="string" calcext:value-type="string">
            <text:p><text:s/>22.04.</text:p>
          </table:table-cell>
        </table:table-row>
        <table:table-row table:style-name="ro1">
          <table:table-cell office:value-type="string" calcext:value-type="string">
            <text:p>hq-mysql-common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hq-mysql-57-services-05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hq-mysql-57-services-10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hq-mysql-57-services-12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db02-b55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hq-mysql-57-services-07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cpt-hq-syslog-poc.hq.takealot.com</text:p>
          </table:table-cell>
          <table:table-cell office:value-type="string" calcext:value-type="string">
            <text:p><text:s/>22.04.</text:p>
          </table:table-cell>
        </table:table-row>
        <table:table-row table:style-name="ro1">
          <table:table-cell office:value-type="string" calcext:value-type="string">
            <text:p>cpt-hq-chef02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sensu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ns01.hq.takealot.com</text:p>
          </table:table-cell>
          <table:table-cell office:value-type="string" calcext:value-type="string">
            <text:p><text:s/>22.04.</text:p>
          </table:table-cell>
        </table:table-row>
        <table:table-row table:style-name="ro1">
          <table:table-cell office:value-type="string" calcext:value-type="string">
            <text:p>cpt-hq-syslog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kibana03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logstash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es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dc-cmk02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map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backup.hq.takealot.com</text:p>
          </table:table-cell>
          <table:table-cell office:value-type="string" calcext:value-type="string">
            <text:p><text:s/>22.04.</text:p>
          </table:table-cell>
        </table:table-row>
        <table:table-row table:style-name="ro1">
          <table:table-cell office:value-type="string" calcext:value-type="string">
            <text:p>cpt-hq-mrdproc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graphite-import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grafana02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packetbeat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sage-proxy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oracledb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rshiny01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es03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es02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hq-mysql-chsbe-shared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qvdb02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hq-mysql-57-services-04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ira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confluence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webmail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jhb-dc-fog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dc-zabbix-proxy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pearl02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dc-ntp01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ira-collector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hq-postgres-13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db03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logstash01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db02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smtp02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hq-mysql-57-services-14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ntp01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dhcp01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mattermost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dc-db02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ns03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sftp01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staging-smtp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atlassian-proxy.hq.takealot.com</text:p>
          </table:table-cell>
          <table:table-cell office:value-type="string" calcext:value-type="string">
            <text:p><text:s/>18.04.</text:p>
          </table:table-cell>
        </table:table-row>
        <table:table-row table:style-name="ro1">
          <table:table-cell office:value-type="string" calcext:value-type="string">
            <text:p>xoa.hq.takealot.com</text:p>
          </table:table-cell>
          <table:table-cell office:value-type="string" calcext:value-type="string">
            <text:p><text:s/>22.04.</text:p>
          </table:table-cell>
        </table:table-row>
        <table:table-row table:style-name="ro1">
          <table:table-cell office:value-type="string" calcext:value-type="string">
            <text:p>payment-proxy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db01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ntp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jhb-dc-ns01.j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dc1-scanprox01.cwh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ns02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dhcp02.hq.takealot.com</text:p>
          </table:table-cell>
          <table:table-cell office:value-type="string" calcext:value-type="string">
            <text:p><text:s/>16.04.</text:p>
          </table:table-cell>
        </table:table-row>
        <table:table-row table:style-name="ro1">
          <table:table-cell office:value-type="string" calcext:value-type="string">
            <text:p>cpt-hq-cms01.hq.takealot.com</text:p>
          </table:table-cell>
          <table:table-cell office:value-type="string" calcext:value-type="string">
            <text:p><text:s/>20.04.</text:p>
          </table:table-cell>
        </table:table-row>
        <table:table-row table:style-name="ro1">
          <table:table-cell office:value-type="string" calcext:value-type="string">
            <text:p>cpt-hq-smtp04.hq.takealot.com</text:p>
          </table:table-cell>
          <table:table-cell office:value-type="string" calcext:value-type="string">
            <text:p><text:s/>20.04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erif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5T09:34:48.302954098</dc:date>
    <meta:editing-duration>PT26M20S</meta:editing-duration>
    <meta:editing-cycles>1</meta:editing-cycles>
    <meta:document-statistic meta:table-count="1" meta:cell-count="216" meta:object-count="0"/>
    <meta:generator>LibreOffice/7.5.7.1$Linux_X86_64 LibreOffice_project/50$Build-1</meta:generator>
  </office:meta>
</office:document-meta>
</file>